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P3" style:family="paragraph" style:parent-style-name="Standard">
      <style:text-properties style:font-name="Calibri" fo:font-size="1pt" style:font-size-asian="1pt" style:font-name-complex="Calibri1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P6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text-properties fo:font-size="1pt" style:font-size-asian="1pt"/>
    </style:style>
    <style:style style:name="P10" style:family="paragraph" style:parent-style-name="Text_20_body">
      <style:paragraph-properties fo:margin-left="0cm" fo:margin-right="0cm" fo:text-indent="0cm" style:auto-text-indent="false">
        <style:tab-stops>
          <style:tab-stop style:position="6.496cm"/>
        </style:tab-stops>
      </style:paragraph-properties>
      <style:text-properties fo:language="en" fo:country="GB" fo:font-style="normal" fo:font-weight="normal" officeooo:rsid="007bef7c" officeooo:paragraph-rsid="008885aa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officeooo:paragraph-rsid="00789220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a3bdc0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a4ae36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ff" style:text-underline-style="solid" style:text-underline-width="auto" style:text-underline-color="font-color" officeooo:paragraph-rsid="00a18fb9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Heading_20_2">
      <style:text-properties officeooo:paragraph-rsid="00a18fb9"/>
    </style:style>
    <style:style style:name="T1" style:family="text">
      <style:text-properties style:font-name="Calibri" fo:font-size="9pt" style:font-size-asian="9pt" style:font-size-complex="10pt"/>
    </style:style>
    <style:style style:name="T2" style:family="text">
      <style:text-properties style:font-name="Calibri" fo:font-size="9pt" officeooo:rsid="002c91d4" style:font-size-asian="9pt" style:font-size-complex="10pt"/>
    </style:style>
    <style:style style:name="T3" style:family="text">
      <style:text-properties style:font-name="Calibri" fo:font-size="9pt" fo:language="en" fo:country="US" officeooo:rsid="002c91d4" style:font-size-asian="9pt" style:font-size-complex="10pt"/>
    </style:style>
    <style:style style:name="T4" style:family="text">
      <style:text-properties style:font-name="Calibri" fo:font-size="9pt" fo:language="fr" fo:country="BE" style:font-size-asian="9pt" style:font-name-complex="Calibri1" style:font-size-complex="10pt"/>
    </style:style>
    <style:style style:name="T5" style:family="text">
      <style:text-properties style:font-name="Calibri" fo:font-size="14pt" fo:language="en" fo:country="GB" fo:font-weight="bold" officeooo:rsid="001d8c99" style:font-size-asian="14pt" style:font-weight-asian="bold" style:font-name-complex="Trebuchet MS" style:font-size-complex="15pt" style:font-weight-complex="bold"/>
    </style:style>
    <style:style style:name="T6" style:family="text">
      <style:text-properties style:font-name="Calibri" fo:font-size="14pt" fo:language="en" fo:country="GB" fo:font-weight="bold" officeooo:rsid="001e28eb" style:font-size-asian="14pt" style:font-weight-asian="bold" style:font-name-complex="Trebuchet MS" style:font-size-complex="15pt" style:font-weight-complex="bold"/>
    </style:style>
    <style:style style:name="T7" style:family="text">
      <style:text-properties style:font-name="Calibri" fo:font-size="14pt" fo:language="en" fo:country="GB" fo:font-weight="bold" officeooo:rsid="0084b23a" style:font-size-asian="14pt" style:font-weight-asian="bold" style:font-name-complex="Trebuchet MS" style:font-size-complex="15pt" style:font-weight-complex="bold"/>
    </style:style>
    <style:style style:name="T8" style:family="text">
      <style:text-properties style:font-name="Calibri" fo:font-size="14pt" fo:language="en" fo:country="GB" fo:font-weight="bold" officeooo:rsid="003a77c6" style:font-size-asian="14pt" style:font-weight-asian="bold" style:font-name-complex="Trebuchet MS" style:font-size-complex="15pt" style:font-weight-complex="bold"/>
    </style:style>
    <style:style style:name="T9" style:family="text">
      <style:text-properties style:font-name="Calibri" fo:font-size="14pt" fo:language="en" fo:country="GB" fo:font-weight="bold" officeooo:rsid="00a18fb9" style:font-size-asian="14pt" style:font-weight-asian="bold" style:font-name-complex="Trebuchet MS" style:font-size-complex="15pt" style:font-weight-complex="bold"/>
    </style:style>
    <style:style style:name="T10" style:family="text">
      <style:text-properties style:font-name="Calibri" fo:font-size="14pt" fo:language="en" fo:country="GB" fo:font-weight="normal" officeooo:rsid="00479585" style:font-size-asian="14pt" style:font-weight-asian="normal" style:font-name-complex="Trebuchet MS" style:font-size-complex="15pt" style:font-weight-complex="normal"/>
    </style:style>
    <style:style style:name="T11" style:family="text">
      <style:text-properties style:font-name="Calibri" fo:font-size="14pt" fo:language="en" fo:country="GB" fo:font-weight="normal" officeooo:rsid="003a77c6" style:font-size-asian="14pt" style:font-weight-asian="normal" style:font-name-complex="Trebuchet MS" style:font-size-complex="15pt" style:font-weight-complex="normal"/>
    </style:style>
    <style:style style:name="T12" style:family="text">
      <style:text-properties style:font-name="Calibri" fo:font-size="14pt" fo:language="en" fo:country="GB" fo:font-weight="normal" officeooo:rsid="00a3bdc0" style:font-size-asian="14pt" style:font-weight-asian="normal" style:font-name-complex="Trebuchet MS" style:font-size-complex="15pt" style:font-weight-complex="normal"/>
    </style:style>
    <style:style style:name="T13" style:family="text">
      <style:text-properties style:font-name="Calibri" fo:font-size="14pt" fo:language="en" fo:country="GB" fo:font-weight="normal" officeooo:rsid="00adb16d" style:font-size-asian="14pt" style:font-weight-asian="normal" style:font-name-complex="Trebuchet MS" style:font-size-complex="15pt" style:font-weight-complex="normal"/>
    </style:style>
    <style:style style:name="T14" style:family="text">
      <style:text-properties officeooo:rsid="00789220"/>
    </style:style>
    <style:style style:name="T15" style:family="text">
      <style:text-properties officeooo:rsid="0084b23a"/>
    </style:style>
    <style:style style:name="T16" style:family="text">
      <style:text-properties fo:color="#c9211e"/>
    </style:style>
    <style:style style:name="T17" style:family="text">
      <style:text-properties fo:color="#c9211e" fo:language="en" fo:country="GB" fo:font-weight="bold" officeooo:rsid="00a18fb9" style:font-weight-asian="bold" style:font-weight-complex="bold"/>
    </style:style>
    <style:style style:name="T18" style:family="text">
      <style:text-properties fo:color="#c9211e" fo:language="en" fo:country="GB" fo:font-weight="bold" officeooo:rsid="003a77c6" style:font-weight-asian="bold" style:font-weight-complex="bold"/>
    </style:style>
    <style:style style:name="T19" style:family="text">
      <style:text-properties fo:color="#c9211e" fo:language="en" fo:country="GB" fo:font-weight="bold" officeooo:rsid="00a229df" style:font-weight-asian="bold" style:font-weight-complex="bold"/>
    </style:style>
    <style:style style:name="T20" style:family="text">
      <style:text-properties fo:color="#c9211e" fo:language="en" fo:country="GB" fo:font-weight="bold" officeooo:rsid="00a3bdc0" style:font-weight-asian="bold" style:font-weight-complex="bold"/>
    </style:style>
    <style:style style:name="T21" style:family="text">
      <style:text-properties fo:color="#c9211e" fo:language="en" fo:country="GB" fo:font-weight="bold" officeooo:rsid="004a9491" style:font-weight-asian="bold" style:font-weight-complex="bold"/>
    </style:style>
    <style:style style:name="T22" style:family="text">
      <style:text-properties fo:color="#c9211e" fo:language="en" fo:country="GB" fo:font-weight="bold" officeooo:rsid="008dcbd8" style:font-weight-asian="bold" style:font-weight-complex="bold"/>
    </style:style>
    <style:style style:name="T23" style:family="text">
      <style:text-properties fo:color="#c9211e" fo:language="en" fo:country="GB" fo:font-weight="bold" officeooo:rsid="00839414" style:font-weight-asian="bold" style:font-weight-complex="bold"/>
    </style:style>
    <style:style style:name="T24" style:family="text">
      <style:text-properties fo:color="#c9211e" fo:language="en" fo:country="GB" fo:font-weight="bold" officeooo:rsid="0055526b" style:font-weight-asian="bold" style:font-weight-complex="bold"/>
    </style:style>
    <style:style style:name="T25" style:family="text">
      <style:text-properties fo:color="#c9211e" fo:language="en" fo:country="GB" fo:font-style="normal" fo:font-weight="bold" officeooo:rsid="00492010" style:font-style-asian="normal" style:font-weight-asian="bold" style:font-style-complex="normal" style:font-weight-complex="bold"/>
    </style:style>
    <style:style style:name="T26" style:family="text">
      <style:text-properties fo:color="#c9211e" fo:language="en" fo:country="GB" fo:font-style="normal" fo:font-weight="bold" officeooo:rsid="00a18fb9" style:font-style-asian="normal" style:font-weight-asian="bold" style:font-style-complex="normal" style:font-weight-complex="bold"/>
    </style:style>
    <style:style style:name="T27" style:family="text">
      <style:text-properties fo:color="#c9211e" fo:language="en" fo:country="GB" fo:font-style="normal" fo:font-weight="bold" officeooo:rsid="00a229df" style:font-style-asian="normal" style:font-weight-asian="bold" style:font-style-complex="normal" style:font-weight-complex="bold"/>
    </style:style>
    <style:style style:name="T28" style:family="text">
      <style:text-properties fo:color="#c9211e" fo:language="en" fo:country="GB" fo:font-style="normal" fo:font-weight="bold" officeooo:rsid="0055526b" style:font-style-asian="normal" style:font-weight-asian="bold" style:font-style-complex="normal" style:font-weight-complex="bold"/>
    </style:style>
    <style:style style:name="T29" style:family="text">
      <style:text-properties fo:color="#c9211e" fo:language="en" fo:country="GB" fo:font-style="normal" fo:font-weight="bold" officeooo:rsid="00a3bdc0" style:font-style-asian="normal" style:font-weight-asian="bold" style:font-style-complex="normal" style:font-weight-complex="bold"/>
    </style:style>
    <style:style style:name="T30" style:family="text">
      <style:text-properties fo:color="#c9211e"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31" style:family="text">
      <style:text-properties fo:color="#c9211e" fo:language="en" fo:country="GB" fo:font-style="normal" fo:font-weight="bold" officeooo:rsid="00a58071" style:font-style-asian="normal" style:font-weight-asian="bold" style:font-style-complex="normal" style:font-weight-complex="bold"/>
    </style:style>
    <style:style style:name="T32" style:family="text">
      <style:text-properties fo:color="#c9211e" style:font-name="Calibri" fo:font-size="14pt" fo:language="en" fo:country="GB" fo:font-weight="bold" officeooo:rsid="00a18fb9" style:font-size-asian="14pt" style:font-weight-asian="bold" style:font-name-complex="Trebuchet MS" style:font-size-complex="15pt" style:font-weight-complex="bold"/>
    </style:style>
    <style:style style:name="T33" style:family="text">
      <style:text-properties fo:color="#c9211e" style:font-name="Calibri" fo:font-size="14pt" fo:language="en" fo:country="GB" fo:font-weight="bold" officeooo:rsid="00a3bdc0" style:font-size-asian="14pt" style:font-weight-asian="bold" style:font-name-complex="Trebuchet MS" style:font-size-complex="15pt" style:font-weight-complex="bold"/>
    </style:style>
    <style:style style:name="T34" style:family="text">
      <style:text-properties fo:color="#c9211e" style:font-name="Calibri" fo:font-size="14pt" fo:language="en" fo:country="GB" fo:font-weight="bold" officeooo:rsid="00a4ae36" style:font-size-asian="14pt" style:font-weight-asian="bold" style:font-name-complex="Trebuchet MS" style:font-size-complex="15pt" style:font-weight-complex="bold"/>
    </style:style>
    <style:style style:name="T35" style:family="text">
      <style:text-properties fo:color="#c9211e" style:font-name="Calibri" fo:font-size="14pt" fo:language="en" fo:country="GB" style:text-underline-style="solid" style:text-underline-width="auto" style:text-underline-color="font-color" fo:font-weight="bold" officeooo:rsid="00a18fb9" style:font-size-asian="14pt" style:font-weight-asian="bold" style:font-name-complex="Trebuchet MS" style:font-size-complex="15pt" style:font-weight-complex="bold"/>
    </style:style>
    <style:style style:name="T36" style:family="text">
      <style:text-properties fo:color="#c9211e" fo:font-weight="bold" style:font-weight-asian="bold" style:font-weight-complex="bold"/>
    </style:style>
    <style:style style:name="T37" style:family="text">
      <style:text-properties fo:color="#c9211e" fo:font-weight="bold" officeooo:rsid="003a77c6" style:font-weight-asian="bold" style:font-weight-complex="bold"/>
    </style:style>
    <style:style style:name="T38" style:family="text">
      <style:text-properties fo:color="#c9211e" fo:font-weight="bold" officeooo:rsid="00a18fb9" style:font-weight-asian="bold" style:font-weight-complex="bold"/>
    </style:style>
    <style:style style:name="T39" style:family="text">
      <style:text-properties fo:color="#c9211e" fo:font-weight="bold" officeooo:rsid="0091fc34" style:font-weight-asian="bold" style:font-weight-complex="bold"/>
    </style:style>
    <style:style style:name="T40" style:family="text">
      <style:text-properties fo:color="#c9211e" fo:font-weight="bold" officeooo:rsid="003a5be7" style:font-weight-asian="bold" style:font-weight-complex="bold"/>
    </style:style>
    <style:style style:name="T41" style:family="text">
      <style:text-properties fo:color="#c9211e" fo:font-weight="bold" officeooo:rsid="00a229df" style:font-weight-asian="bold" style:font-weight-complex="bold"/>
    </style:style>
    <style:style style:name="T42" style:family="text">
      <style:text-properties fo:color="#c9211e" fo:font-weight="bold" officeooo:rsid="00a4ae36" style:font-weight-asian="bold" style:font-weight-complex="bold"/>
    </style:style>
    <style:style style:name="T43" style:family="text">
      <style:text-properties fo:color="#ffbf00" fo:language="en" fo:country="GB" fo:font-weight="bold" officeooo:rsid="00381df1" style:font-weight-asian="bold" style:font-weight-complex="bold"/>
    </style:style>
    <style:style style:name="T44" style:family="text">
      <style:text-properties fo:color="#ffbf00" fo:language="en" fo:country="GB" fo:font-weight="bold" officeooo:rsid="00a18fb9" style:font-weight-asian="bold" style:font-weight-complex="bold"/>
    </style:style>
    <style:style style:name="T45" style:family="text">
      <style:text-properties fo:color="#ffbf00" fo:language="en" fo:country="GB" fo:font-weight="bold" officeooo:rsid="00a3bdc0" style:font-weight-asian="bold" style:font-weight-complex="bold"/>
    </style:style>
    <style:style style:name="T46" style:family="text">
      <style:text-properties fo:color="#ffbf00" fo:language="en" fo:country="GB" fo:font-style="normal" fo:font-weight="bold" officeooo:rsid="00a18fb9" style:font-style-asian="normal" style:font-weight-asian="bold" style:font-style-complex="normal" style:font-weight-complex="bold"/>
    </style:style>
    <style:style style:name="T47" style:family="text">
      <style:text-properties fo:color="#ffbf00" fo:language="en" fo:country="GB" fo:font-style="normal" fo:font-weight="bold" officeooo:rsid="00479585" style:font-style-asian="normal" style:font-weight-asian="bold" style:font-style-complex="normal" style:font-weight-complex="bold"/>
    </style:style>
    <style:style style:name="T48" style:family="text">
      <style:text-properties fo:color="#ffbf00"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T49" style:family="text">
      <style:text-properties fo:color="#ffbf00" fo:language="en" fo:country="GB" fo:font-style="normal" fo:font-weight="bold" officeooo:rsid="00a3bdc0" style:font-style-asian="normal" style:font-weight-asian="bold" style:font-style-complex="normal" style:font-weight-complex="bold"/>
    </style:style>
    <style:style style:name="T50" style:family="text">
      <style:text-properties fo:color="#ffbf00" fo:language="en" fo:country="GB" fo:font-style="normal" fo:font-weight="bold" officeooo:rsid="00a58071" style:font-style-asian="normal" style:font-weight-asian="bold" style:font-style-complex="normal" style:font-weight-complex="bold"/>
    </style:style>
    <style:style style:name="T51" style:family="text">
      <style:text-properties fo:color="#ffbf00" fo:font-weight="bold" style:font-weight-asian="bold" style:font-weight-complex="bold"/>
    </style:style>
    <style:style style:name="T52" style:family="text">
      <style:text-properties fo:color="#ffbf00" fo:font-weight="bold" officeooo:rsid="003a77c6" style:font-weight-asian="bold" style:font-weight-complex="bold"/>
    </style:style>
    <style:style style:name="T53" style:family="text">
      <style:text-properties fo:color="#ffbf00" fo:font-weight="bold" officeooo:rsid="00a18fb9" style:font-weight-asian="bold" style:font-weight-complex="bold"/>
    </style:style>
    <style:style style:name="T54" style:family="text">
      <style:text-properties fo:color="#000000"/>
    </style:style>
    <style:style style:name="T55" style:family="text">
      <style:text-properties fo:color="#000000" fo:language="en" fo:country="GB" fo:font-style="normal" fo:font-weight="bold" officeooo:rsid="003a77c6" style:font-style-asian="normal" style:font-weight-asian="bold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<text:file-name text:display="name">organizations-validation-template</text:file-name></text:h>
      <text:h text:style-name="P16" text:outline-level="2"><text:span text:style-name="T5">{d.results[</text:span><text:span text:style-name="T7">i]</text:span><text:span text:style-name="T6">.</text:span><text:span text:style-name="T5">title</text:span><text:span text:style-name="T8">:ifEmpty(</text:span><text:span text:style-name="T35">DATASET_</text:span><text:span text:style-name="T32">TITLE</text:span><text:span text:style-name="T8">)</text:span><text:span text:style-name="T9">}</text:span></text:h>
      <text:p text:style-name="P14"><text:span text:style-name="T10">https://ckan.myclimateservice.eu/</text:span><text:span text:style-name="T13">dataset/</text:span><text:span text:style-name="T11">{d.results[i].name}</text:span></text:p>
      <text:p text:style-name="P12"><text:span text:style-name="T11">M</text:span><text:span text:style-name="T12">issing DATASET properties: </text:span><text:span text:style-name="T36">{d.results[i].notes</text:span><text:span text:style-name="T37">:ifEmpty(</text:span><text:span text:style-name="T17">DESCRIPTION;</text:span><text:span text:style-name="T37">):</text:span><text:span text:style-name="T38">print()</text:span><text:span text:style-name="T37">}{d.results[i].</text:span><text:span text:style-name="T21">groups[</text:span><text:span text:style-name="T22">i</text:span><text:span text:style-name="T21">]</text:span><text:span text:style-name="T18">.title</text:span><text:span text:style-name="T37">:ifEmpty(</text:span><text:span text:style-name="T20">g</text:span><text:span text:style-name="T17">roup</text:span><text:span text:style-name="T38">;</text:span><text:span text:style-name="T37">):</text:span><text:span text:style-name="T38">print()</text:span><text:span text:style-name="T37">}{d.results[</text:span><text:span text:style-name="T39">i]</text:span><text:span text:style-name="T37">.</text:span><text:span text:style-name="T21">groups[</text:span><text:span text:style-name="T23">i+1</text:span><text:span text:style-name="T21">]</text:span><text:span text:style-name="T18">.title</text:span><text:span text:style-name="T37">:ifEmpty(</text:span><text:span text:style-name="T40">n/a</text:span><text:span text:style-name="T37">):</text:span><text:span text:style-name="T38">print()</text:span><text:span text:style-name="T37">}</text:span><text:span text:style-name="T36">{d.results[i].author:ifEmpty(</text:span><text:span text:style-name="T20">a</text:span><text:span text:style-name="T36">uthor</text:span><text:span text:style-name="T38">;</text:span><text:span text:style-name="T36">)</text:span><text:span text:style-name="T37">:</text:span><text:span text:style-name="T38">print()</text:span><text:span text:style-name="T37">}</text:span><text:span text:style-name="T51">{d.results[i].author_email:ifEmpty(</text:span><text:span text:style-name="T45">au</text:span><text:span text:style-name="T43">thor_</text:span><text:span text:style-name="T45">em</text:span><text:span text:style-name="T43">ail</text:span><text:span text:style-name="T44">;</text:span><text:span text:style-name="T51">)</text:span><text:span text:style-name="T52">:</text:span><text:span text:style-name="T53">print()</text:span><text:span text:style-name="T52">}</text:span><text:span text:style-name="T36">{d.results[i].maintainer:ifEmpty(</text:span><text:span text:style-name="T20">m</text:span><text:span text:style-name="T36">aintainer</text:span><text:span text:style-name="T38">;</text:span><text:span text:style-name="T36">)</text:span><text:span text:style-name="T37">:</text:span><text:span text:style-name="T38">print()</text:span><text:span text:style-name="T37">}</text:span><text:span text:style-name="T51">{d.results[i].maintainer _email:ifEmpty(</text:span><text:span text:style-name="T45">m</text:span><text:span text:style-name="T43">aintainer_</text:span><text:span text:style-name="T45">em</text:span><text:span text:style-name="T43">ail</text:span><text:span text:style-name="T44">;</text:span><text:span text:style-name="T51">)</text:span><text:span text:style-name="T52">:</text:span><text:span text:style-name="T53">print()</text:span><text:span text:style-name="T51">}</text:span><text:span text:style-name="T42">{</text:span><text:span text:style-name="T37">d.results[i].license_title:ifEmpty(</text:span><text:span text:style-name="T20">l</text:span><text:span text:style-name="T37">icense</text:span><text:span text:style-name="T38">;</text:span><text:span text:style-name="T37">):</text:span><text:span text:style-name="T38">print()</text:span><text:span text:style-name="T37">}</text:span><text:span text:style-name="T48">{d.results[i].</text:span><text:span text:style-name="T47">url</text:span><text:span text:style-name="T48">:ifEmpty(</text:span><text:span text:style-name="T49">url</text:span><text:span text:style-name="T46">;</text:span><text:span text:style-name="T48">):</text:span><text:span text:style-name="T50">print()</text:span><text:span text:style-name="T48">}</text:span><text:span text:style-name="T30">{d.results[i].tags:ifEmpty(</text:span><text:span text:style-name="T29">t</text:span><text:span text:style-name="T25">ags</text:span><text:span text:style-name="T26">;</text:span><text:span text:style-name="T30">):</text:span><text:span text:style-name="T31">print()</text:span><text:span text:style-name="T30">}</text:span><text:span text:style-name="T48">{d.results[i].extras:ifEmpty(</text:span><text:span text:style-name="T49">e</text:span><text:span text:style-name="T46">xtras;</text:span><text:span text:style-name="T48">):</text:span><text:span text:style-name="T50">print()</text:span><text:span text:style-name="T48">}</text:span><text:span text:style-name="T30">{d.results[i].resources:ifEmpty(</text:span><text:span text:style-name="T26">RESOURCES</text:span><text:span text:style-name="T30">):</text:span><text:span text:style-name="T29">print()</text:span><text:span text:style-name="T30">}</text:span><text:span text:style-name="T55"> </text:span></text:p>
      <text:h text:style-name="Heading_20_3" text:outline-level="3">{d.results[i].resources[i].name:ifEmpty(<text:span text:style-name="T16">n/a</text:span>)}<text:span text:style-name="T54"> </text:span></text:h>
      <text:p text:style-name="P13"><text:span text:style-name="T11">M</text:span><text:span text:style-name="T12">issing RESOURCE properties: </text:span><text:span text:style-name="T33">{d.results[i].resources[i].</text:span><text:span text:style-name="T34">name</text:span><text:span text:style-name="T33">:ifEmpty(</text:span><text:span text:style-name="T34">name</text:span><text:span text:style-name="T33">;):print()}</text:span><text:span text:style-name="T36">{d.results[i].resources[i].description:ifEmpty(</text:span><text:span text:style-name="T20">description;</text:span><text:span text:style-name="T36">):print()}</text:span><text:span text:style-name="T37">{d.results[i].resources[i].</text:span><text:span text:style-name="T24">format</text:span><text:span text:style-name="T37">:ifEmpty(</text:span><text:span text:style-name="T20">f</text:span><text:span text:style-name="T19">ormat;</text:span><text:span text:style-name="T37">):</text:span><text:span text:style-name="T41">print()</text:span><text:span text:style-name="T37">}</text:span><text:span text:style-name="T30">{d.results[i].resources[i].</text:span><text:span text:style-name="T28">url</text:span><text:span text:style-name="T30">:ifEmpty(</text:span><text:span text:style-name="T29">url</text:span><text:span text:style-name="T30">):</text:span><text:span text:style-name="T27">print()</text:span><text:span text:style-name="T30">}</text:span></text:p>
      <text:p text:style-name="P11">{d.results[i].resources[i<text:span text:style-name="T14">+1</text:span>].name}</text:p>
      <text:p text:style-name="P10">{d.results[i<text:span text:style-name="T15">+1</text:span>].titl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1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style:use-window-font-color="true" style:font-name="Calibri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1" style:font-family-asian="'Times New Roman'" style:font-family-generic-asian="system" style:font-pitch-asian="variable" style:font-size-asian="11pt" style:language-asian="de" style:country-asian="DE" style:font-name-complex="Times New Roman1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1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1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" fo:font-family="'Times New Roman'" style:font-family-generic="roman" style:font-pitch="variable" fo:font-size="16pt" fo:language="en" fo:country="GB" fo:font-weight="bold" style:font-name-asian="Calibri1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" fo:font-family="Calibri" style:font-family-generic="roman" style:font-pitch="variable" fo:font-size="11pt" fo:language="fr" fo:country="FR" fo:font-style="italic" fo:font-weight="bold" style:font-name-asian="Calibri1" style:font-family-asian="Calibri" style:font-family-generic-asian="system" style:font-pitch-asian="variable" style:font-size-asian="11pt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1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1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" fo:font-size="11pt" style:font-size-asian="11pt" style:font-name-complex="Calibri1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" fo:font-size="9pt" fo:language="es" fo:country="ES" fo:font-weight="bold" style:letter-kerning="true" style:font-name-asian="+mn-ea" style:font-size-asian="9pt" style:font-weight-asian="bold" style:font-name-complex="Calibri1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" fo:font-size="9pt" fo:language="fr" fo:country="BE" style:font-size-asian="9pt" style:font-name-complex="Calibri1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" fo:font-size="1pt" style:font-size-asian="1pt" style:font-name-complex="Calibri1"/>
    </style:style>
    <style:style style:name="MP8" style:family="paragraph" style:parent-style-name="Footer">
      <style:paragraph-properties fo:text-align="justify" style:justify-single-word="false"/>
      <style:text-properties style:font-name="Calibri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" fo:font-size="9pt" style:font-size-asian="9pt" style:font-size-complex="10pt"/>
    </style:style>
    <style:style style:name="MT2" style:family="text">
      <style:text-properties style:font-name="Calibri" fo:font-size="9pt" officeooo:rsid="002c91d4" style:font-size-asian="9pt" style:font-size-complex="10pt"/>
    </style:style>
    <style:style style:name="MT3" style:family="text">
      <style:text-properties style:font-name="Calibri" fo:font-size="9pt" fo:language="en" fo:country="US" officeooo:rsid="002c91d4" style:font-size-asian="9pt" style:font-size-complex="10pt"/>
    </style:style>
    <style:style style:name="MT4" style:family="text">
      <style:text-properties style:font-name="Calibri" fo:font-size="9pt" fo:language="fr" fo:country="BE" style:font-size-asian="9pt" style:font-name-complex="Calibri1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0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6.5 CLARITY website</dc:title>
    <meta:initial-creator>Juan Andres Alonso Gonzalez</meta:initial-creator>
    <meta:editing-cycles>135</meta:editing-cycles>
    <meta:print-date>2017-07-28T13:32:00</meta:print-date>
    <meta:creation-date>2019-01-07T09:24:00</meta:creation-date>
    <dc:date>2020-04-23T15:51:05.797000000</dc:date>
    <meta:editing-duration>PT7H35M5S</meta:editing-duration>
    <meta:generator>LibreOffice/6.4.2.2$Windows_X86_64 LibreOffice_project/4e471d8c02c9c90f512f7f9ead8875b57fcb1ec3</meta:generator>
    <dc:creator>Pascal Dihé</dc:creator>
    <meta:document-statistic meta:table-count="3" meta:image-count="2" meta:object-count="0" meta:page-count="1" meta:paragraph-count="16" meta:word-count="55" meta:character-count="1401" meta:non-whitespace-character-count="1361"/>
    <meta:user-defined meta:name="AppVersion">16.0000</meta:user-defined>
    <meta:user-defined meta:name="Company">TU Wien - Campusver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